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296cm" fo:min-width="4.3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15cm" fo:min-width="6.767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95cm" fo:min-width="2.8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85cm" fo:min-width="6.4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819cm" fo:min-width="6.026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2.084cm" fo:min-width="4.5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25cm" fo:min-width="5.7cm"/>
    </style:style>
    <style:style style:name="gr9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9cm" svg:height="3.6cm" svg:x="6.3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7.267cm" svg:height="1.4cm" draw:transform="skewX (0.68015480950219) translate (11.933cm 20.9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7cm" svg:height="4.4cm" svg:x="6.4cm" svg:y="9.7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6.9cm" svg:height="2.1cm" svg:x="6.3cm" svg:y="6.5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6.526cm" svg:height="2.069cm" draw:transform="skewX (0.68015480950219) translate (3.274cm 22.831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7.1cm" svg:height="3.3cm" svg:x="11.6cm" svg:y="25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9.75cm" svg:y1="4.7cm" svg:x2="9.75cm" svg:y2="6.5cm" draw:start-shape="id1" draw:start-glue-point="8" draw:end-shape="id2" draw:end-glue-point="0" svg:d="M9750 4700v1800" svg:viewBox="0 0 1 1801">
          <text:p/>
        </draw:connector>
        <draw:custom-shape draw:style-name="gr8" draw:text-style-name="P2" xml:id="id4" draw:id="id4" draw:layer="layout" svg:width="6.2cm" svg:height="1.5cm" svg:x="14.9cm" svg:y="15.4cm">
          <text:p text:style-name="P1"><text:span text:style-name="T1">Suma</text:span> + <text:span text:style-name="T1">suma</text:span> + <text:span text:style-name="T1">liczb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cm" svg:height="4.955cm" svg:x="14.6cm" svg:y="1.145cm">
          <text:p text:style-name="P1"><text:span text:style-name="T2">Program sumuje </text:span><text:span text:style-name="T2">liczby podawane </text:span><text:span text:style-name="T2">przez użytkownika </text:span><text:span text:style-name="T2">do momentu, kiedy </text:span><text:span text:style-name="T2">ich suma </text:span><text:span text:style-name="T2">przekroczy 75. Na </text:span><text:span text:style-name="T2">koniec drukuje </text:span><text:span text:style-name="T2">sumę.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75cm" svg:y1="8.6cm" svg:x2="9.75cm" svg:y2="9.7cm" draw:start-shape="id2" draw:start-glue-point="2" draw:end-shape="id3" draw:end-glue-point="4" svg:d="M9750 8600v1100" svg:viewBox="0 0 1 1101">
          <text:p/>
        </draw:connector>
        <draw:connector draw:style-name="gr7" draw:text-style-name="P3" draw:layer="layout" svg:x1="18cm" svg:y1="15.4cm" svg:x2="9.75cm" svg:y2="9.7cm" draw:start-shape="id4" draw:start-glue-point="0" draw:end-shape="id3" draw:end-glue-point="4" svg:d="M18000 15400v-6201h-8250v501" svg:viewBox="0 0 8251 6202">
          <text:p/>
        </draw:connector>
        <draw:connector draw:style-name="gr10" draw:text-style-name="P3" draw:layer="layout" svg:x1="6.4cm" svg:y1="11.9cm" svg:x2="2.438cm" svg:y2="23.865cm" draw:start-shape="id3" draw:start-glue-point="5" draw:end-shape="id5" svg:d="M6400 11900h-5300v11965h1338" svg:viewBox="0 0 5301 11966">
          <text:p text:style-name="P5">NIE</text:p>
        </draw:connector>
        <draw:connector draw:style-name="gr10" draw:text-style-name="P3" draw:layer="layout" draw:type="line" svg:x1="13.1cm" svg:y1="11.9cm" svg:x2="11.367cm" svg:y2="21.6cm" draw:start-shape="id3" draw:start-glue-point="7" draw:end-shape="id6" draw:end-glue-point="3" svg:d="M13100 11900l-1733 9700" svg:viewBox="0 0 1734 9701">
          <text:p text:style-name="P1">TAK</text:p>
        </draw:connector>
        <draw:connector draw:style-name="gr7" draw:text-style-name="P3" draw:layer="layout" draw:type="line" svg:x1="15.566cm" svg:y1="20.9cm" svg:x2="18cm" svg:y2="16.9cm" draw:start-shape="id6" draw:start-glue-point="0" draw:end-shape="id4" draw:end-glue-point="2" svg:d="M15566 20900l2434-4000" svg:viewBox="0 0 2435 4001">
          <text:p/>
        </draw:connector>
        <draw:connector draw:style-name="gr7" draw:text-style-name="P3" draw:layer="layout" draw:type="line" svg:x1="4.863cm" svg:y1="24.9cm" svg:x2="11.6cm" svg:y2="27.25cm" draw:start-shape="id5" draw:start-glue-point="2" draw:end-shape="id7" svg:d="M4863 24900l6737 2350" svg:viewBox="0 0 6738 2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40.006248648</meta:creation-date>
    <dc:date>2018-09-27T08:42:36.528438285</dc:date>
    <meta:editing-duration>PT15M4S</meta:editing-duration>
    <meta:editing-cycles>3</meta:editing-cycles>
    <meta:generator>LibreOffice/6.0.3.2$Linux_X86_64 LibreOffice_project/00m0$Build-2</meta:generator>
    <meta:document-statistic meta:object-count="15"/>
  </office:meta>
</office:document-meta>
</file>